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50.94pt"/>
    </style:style>
    <style:style style:name="co6" style:family="table-column">
      <style:table-column-properties fo:break-before="auto" style:column-width="49.41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October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17" table:number-columns-repeated="2"/>
          <table:table-cell table:style-name="ce22" table:formula="of:=([.B5]*[.B21]*2) + ([.C5]*[.B22]*2) + ([.D5] * 2) + [.E5]" office:value-type="float" office:value="1286" calcext:value-type="float">
            <text:p>1286</text:p>
          </table:table-cell>
          <table:table-cell table:style-name="ce23" table:formula="of:=[.G5]*[.B26]" office:value-type="currency" office:currency="EUR" office:value="231.48" calcext:value-type="currency">
            <text:p>231.48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231.48" calcext:value-type="currency">
            <text:p>231.48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17.361" calcext:value-type="currency">
            <text:p>17.36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248.841" calcext:value-type="currency">
            <text:p>248.84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2" calcext:value-type="float">
            <text:p>12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1:00:16.0014764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6-11-02T11:01:44.199238993</dc:date>
    <meta:editing-duration>P1DT12H3M8S</meta:editing-duration>
    <meta:editing-cycles>14</meta:editing-cycles>
    <meta:generator>LibreOffice/5.2.2.2$Linux_X86_64 LibreOffice_project/20m0$Build-2</meta:generator>
    <meta:document-statistic meta:table-count="1" meta:cell-count="50" meta:object-count="0"/>
  </office:meta>
</office:document-meta>
</file>